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MapFlag(MAP_FLAG_CHEATS, false)</text:p>
      <text:p text:style-name="P1">SetMapFlag(MAP_CHEATS_HIDDEN, false)</text:p>
      <text:p text:style-name="P1">SetMapFlag(MAP_OBSERVERS, true)</text:p>
      <text:p text:style-name="P1">SetMapFlag(MAP_OBSERVERS_ON_DEATH, true)</text:p>
      <text:p text:style-name="P1">ASL-Charaktersystem sollte Beobachter unterstützen!!!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14T11:57:08.09</meta:creation-date>
    <meta:generator>OpenOffice.org/3.1$Win32 OpenOffice.org_project/310m11$Build-9399</meta:generator>
    <meta:document-statistic meta:table-count="0" meta:image-count="0" meta:object-count="0" meta:page-count="1" meta:paragraph-count="5" meta:word-count="12" meta:character-count="194"/>
    <dc:date>2010-06-14T11:58:37.83</dc:date>
    <meta:editing-duration>PT00H01M29S</meta:editing-duration>
    <meta:editing-cycles>1</meta:editing-cycles>
  </office:meta>
</office:document-meta>
</file>